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onjour,</text:p>
      <text:p text:style-name="Standard"/>
      <text:p text:style-name="Standard">Je suis biberonné à ASI sur France 5 puis abonné web depuis la création.</text:p>
      <text:p text:style-name="Standard">Je suis développeur « full-stack », mon CV est en PJ.</text:p>
      <text:p text:style-name="Standard">Dans mon boulot de développeur j'ai développé seul des grosses architectures qui n'allaient pas toujours dans mon sens de l'utilité publique.</text:p>
      <text:p text:style-name="Standard"/>
      <text:p text:style-name="Standard"/>
      <text:p text:style-name="Standard">Il m'arrive aussi de faire du « journalisme » à mon niveau très modeste, disons du fact-checking et de l'observation de terrain. Disons plus précisément que je suis très attaché à l'esprit critique et que j'ai parfois l'impression que l'on vit une époque où celui-ci est plus utile que jamais : bulles de confirmations etc.</text:p>
      <text:p text:style-name="Standard"/>
      <text:p text:style-name="Standard">Je ne sais pas en quoi je peux être utile, mais je veux bien l'être.</text:p>
      <text:p text:style-name="Standard">Bref, si vous cherchez un développeur, pour du gros ou du petit, je me propose.</text:p>
      <text:p text:style-name="Standard"/>
      <text:p text:style-name="Standard"/>
      <text:p text:style-name="Standard">Qualités Asi : regard toujours pertinent,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2-02T19:57:33</meta:creation-date>
    <dc:date>2020-12-02T21:22:47</dc:date>
    <meta:editing-duration>PT1H25M15S</meta:editing-duration>
    <meta:editing-cycles>6</meta:editing-cycles>
    <meta:generator>OpenOffice/4.1.7$Unix OpenOffice.org_project/417m1$Build-9800</meta:generator>
    <meta:document-statistic meta:table-count="0" meta:image-count="0" meta:object-count="0" meta:page-count="1" meta:paragraph-count="8" meta:word-count="138" meta:character-count="786"/>
  </office:meta>
</office:document-meta>
</file>